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2318e" officeooo:paragraph-rsid="0011e7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李瑞峰 25（1911-1947.03）</text:p>
      <text:p text:style-name="P1"/>
      <text:p text:style-name="P1">苗栗竹南人。父李清合為地主，育 4子 4女，</text:p>
      <text:p text:style-name="P1"/>
      <text:p text:style-name="P1">長子瑞漢（另有傳），次子瑞峰，三子瑞臺從商，</text:p>
      <text:p text:style-name="P1"/>
      <text:p text:style-name="P1">四子瑞珍為醫生。</text:p>
      <text:p text:style-name="P1"/>
      <text:p text:style-name="P1">昭和 15年（1940）畢業於日本中央大學法</text:p>
      <text:p text:style-name="P1"/>
      <text:p text:style-name="P1">科，昭和 17年（1942）高等文官考試司法科合</text:p>
      <text:p text:style-name="P1"/>
      <text:p text:style-name="P1">格，實習一年半後返臺，先在臺灣信託任職，戰</text:p>
      <text:p text:style-name="P1"/>
      <text:p text:style-name="P1">後與律師施炳訓於宜蘭開業。26</text:p>
      <text:p text:style-name="P1"/>
      <text:p text:style-name="P1">民國 35年（1946）7月，臺北市著名之婦產科</text:p>
      <text:p text:style-name="P1"/>
      <text:p text:style-name="P1">醫生迎諧，因治療陸軍 159師中校副團長劉勉夫人</text:p>
      <text:p text:style-name="P1"/>
      <text:p text:style-name="P1">陳愛群之子宮內膜炎進行手術，卻因麻醉藥劑過敏致死，醫師被控告，引起</text:p>
      <text:p text:style-name="P1"/>
      <text:p text:style-name="P1">極大矚目。27李瑞峰與兄長李瑞漢為辯護律師，審判結果醫院勝訴，日籍醫生</text:p>
      <text:p text:style-name="P1"/>
      <text:p text:style-name="P1">不須負賠償責任。</text:p>
      <text:p text:style-name="P1"/>
      <text:p text:style-name="P1">民國 36年（1947）二二八事件發生，臺中法界多位人士北上關注事件發</text:p>
      <text:p text:style-name="P1"/>
      <text:p text:style-name="P1">展，包括制憲國代、律師林連宗、臺中律師公會會長童炳輝、臺中地方法院</text:p>
      <text:p text:style-name="P1"/>
      <text:p text:style-name="P1">院長饒維岳、臺中地方法院推事許乃邦等人，因交通阻絕，借住李瑞漢家中。</text:p>
      <text:p text:style-name="P1"/>
      <text:p text:style-name="P1">3月 10日下午，李瑞峰與李瑞漢、林連宗在客廳聊天，忽有 1著憲兵制服</text:p>
      <text:p text:style-name="P1"/>
      <text:p text:style-name="P1">者、4名便服人員闖入，以奉憲兵第四團之命邀請前往為由帶走 3人。此後一</text:p>
      <text:p text:style-name="P1"/>
      <text:p text:style-name="P1">去不返，家人營救無門。</text:p>
      <text:p text:style-name="P1"/>
      <text:p text:style-name="P1">家屬認為李瑞漢是因為迎諧婦產科事件，遭原告報復而遇害。但在行政</text:p>
      <text:p text:style-name="P1"/>
      <text:p text:style-name="P1">長官陳儀所上呈之〈辦理人犯姓名調查表〉中，與兄長李瑞漢二人被指控罪名</text:p>
      <text:p text:style-name="P1"/>
      <text:p text:style-name="P1">則是「陰謀叛亂首要并強迫接收法院」。妻藍慎，基隆高女畢業，昭和 16年（1941）結婚，育有 1子榮達。李</text:p>
      <text:p text:style-name="P1"/>
      <text:p text:style-name="P1">瑞峰被捕後，家中經濟困頓，妻子幫人裁縫織衣、為外國人幫傭，以維持家</text:p>
      <text:p text:style-name="P1"/>
      <text:p text:style-name="P1">計，後移民美國。28（陳翠蓮撰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5:18:50.739596938</meta:creation-date>
    <dc:date>2018-04-19T15:19:37.076909640</dc:date>
    <meta:editing-duration>PT46S</meta:editing-duration>
    <meta:editing-cycles>1</meta:editing-cycles>
    <meta:document-statistic meta:table-count="0" meta:image-count="0" meta:object-count="0" meta:page-count="1" meta:paragraph-count="24" meta:word-count="577" meta:character-count="628" meta:non-whitespace-character-count="615"/>
    <meta:generator>LibreOffice/5.1.6.2$Linux_X86_64 LibreOffice_project/10m0$Build-2</meta:generator>
  </office:meta>
</office:document-meta>
</file>